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section" style:name="Sect1"/>
    <style:page-layout style:name="PLayout2">
      <style:page-layout-properties fo:margin-top="1.0in" fo:margin-bottom="1.0in" fo:margin-left="1.0in" fo:margin-right="1.0in"/>
    </style:page-layout>
    <style:page-layout style:name="Standard">
      <style:page-layout-properties fo:margin-top="1.0in" fo:margin-bottom="1.0in" fo:margin-left="1.0in" fo:margin-right="1.0in"/>
    </style:page-layout>
  </office:automatic-styles>
  <office:body>
    <office:text>
      <text:section text:style-name="Sect1" text:name="Section1">
        <text:p text:style-name="Normal">Discursive Labs</text:p>
        <text:p text:style-name="Normal">11209 National Blvd #248</text:p>
        <text:p text:style-name="Normal">Los Angeles, CA, 90064</text:p>
        <text:p text:style-name="Normal"/>
        <text:p text:style-name="Normal"/>
        <text:p text:style-name="Normal">Ted Mosby</text:p>
        <text:p text:style-name="Normal">3522 Architect Ln</text:p>
        <text:p text:style-name="Normal">New York, NY 775704</text:p>
        <text:p text:style-name="Normal"/>
        <text:p text:style-name="Normal"/>
        <text:p text:style-name="Normal">Mr Douchebag,</text:p>
        <text:p text:style-name="Normal"/>
        <text:p text:style-name="Normal">We are responding to your request for assistance on the general programming help boards. As former top Qualnet engineers, we have experience fully implementing models and interfaces. <text:s/>As our current customers will tell you, we are the utmost experts and are quite reasonable priced. <text:s/>I encourage you to visit our website at www.discursivelabs.com.</text:p>
        <text:p text:style-name="Normal"/>
        <text:p text:style-name="Normal">In your particular case, we can set up a custom interface to Qualnet, and a custom training plan for your employees.  We believe this would resolve your current difficulties implementing the interface at the lowest price point to your company. <text:s/>We would be happy to help you resolve this or other issues further, feel free to contact us.</text:p>
        <text:p text:style-name="Normal"/>
        <text:p text:style-name="Normal">Good luck, and we hope to hear from you soon,</text:p>
        <text:p text:style-name="Normal"/>
        <text:p text:style-name="Normal">Hunter Davis</text:p>
        <text:p text:style-name="Normal">CEO Discursive Labs, LLC</text:p>
        <text:p text:style-name="Normal">hunter@discursivelabs.com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style style:family="paragraph" style:name="Normal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</office:styles>
  <office:automatic-styles>
    <style:page-layout style:name="Standard">
      <style:page-layout-properties fo:page-width="8.500000in" fo:page-height="11.000000in" style:print-orientation="portrait" fo:margin-top="1.0in" fo:margin-bottom="1.0in" fo:margin-left="1.0in" fo:margin-right="1.0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8.6 (unix, gtk)</meta:generator>
  </office:meta>
</office:document-meta>
</file>